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paragraph-properties fo:margin-top="0.1667in" fo:margin-bottom="0.0833in"/>
      <style:text-properties style:font-name="Times" fo:font-size="16.0pt"/>
    </style:style>
    <style:style style:name="P2" style:family="paragraph" style:parent-style-name="Standard">
      <style:paragraph-properties fo:margin-top="0.0417in" fo:margin-bottom="0.0833in"/>
      <style:text-properties style:font-name="Times" fo:font-size="16.0pt"/>
    </style:style>
    <style:style style:name="P3" style:family="paragraph" style:parent-style-name="Standard">
      <style:text-properties style:font-name="Times" fo:font-size="12.0pt"/>
    </style:style>
    <style:style style:name="P4" style:family="paragraph" style:parent-style-name="Standard">
      <style:paragraph-properties fo:margin-top="0.1388in"/>
      <style:text-properties style:font-name="Times" fo:font-size="12.0pt"/>
    </style:style>
    <style:style style:name="P5" style:family="paragraph" style:parent-style-name="Standard">
      <style:paragraph-properties fo:line-height="120%"/>
      <style:text-properties style:font-name="Times" fo:font-size="11.0pt"/>
    </style:style>
    <style:style style:name="P6" style:family="paragraph" style:parent-style-name="Standard">
      <style:paragraph-properties fo:line-height="120%"/>
      <style:text-properties style:font-name="Times" fo:font-size="11.0pt" fo:color="#0000ff"/>
    </style:style>
    <style:style style:name="P7" style:family="paragraph" style:parent-style-name="Standard">
      <style:paragraph-properties fo:margin-bottom="0.0972in" fo:line-height="120%"/>
      <style:text-properties style:font-name="Times" fo:font-size="11.0pt"/>
    </style:style>
    <style:style style:name="P8" style:family="paragraph" style:parent-style-name="Standard">
      <style:paragraph-properties fo:margin-bottom="0.0972in" fo:line-height="120%"/>
      <style:text-properties style:font-name="Times" fo:font-size="12.0pt"/>
    </style:style>
    <style:style style:name="P9" style:family="paragraph" style:parent-style-name="Standard">
      <style:text-properties style:font-name="Times" fo:font-size="11.0pt"/>
    </style:style>
    <style:style style:name="T1" style:family="text">
      <style:text-properties fo:font-weight="bold" fo:font-weight-asian="bold" fo:font-weight-complex="bold" fo:letter-spacing="0.0000in"/>
    </style:style>
    <style:style style:name="T2" style:family="text">
      <style:text-properties fo:letter-spacing="0.0000in"/>
    </style:style>
    <style:style style:name="T3" style:family="text">
      <style:text-properties fo:font-weight="bold" fo:font-weight-asian="bold" fo:font-weight-complex="bold"/>
    </style:style>
    <style:style style:name="T4" style:family="text">
      <style:text-properties fo:letter-spacing="0.0000in" fo:color="#0000ff"/>
    </style:style>
    <style:style style:name="T5" style:family="text">
      <style:text-properties fo:letter-spacing="0.0000in" fo:color="#000000"/>
    </style:style>
    <style:style style:name="T6" style:family="text">
      <style:text-properties fo:color="#000000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Pràctica d'examen 1</text:span></text:p>
      <text:p text:style-name="P2"><text:span text:style-name="T2">Estructura seqüencial i expressions numèriques</text:span></text:p>
      <text:p text:style-name="P3"><text:span text:style-name="T3">Part teòrica (per a fer en paper)</text:span></text:p>
      <text:p text:style-name="P4"><text:span text:style-name="T3">Exercici 1: (2 punts)</text:span></text:p>
      <text:p text:style-name="P5"><text:span text:style-name="T2">Siguin A, B, C i D constants enteres amb valor igual a 1.</text:span></text:p>
      <text:p text:style-name="P5"><text:span text:style-name="T2">Calcula el resultat d’aquestes operacions i indica el tipus de dada de cada resultat.</text:span></text:p>
      <text:p text:style-name="P5"><text:span text:style-name="T2">1. <text:tab/>A % (B + C) / D – 6 = </text:span><text:span text:style-name="T4">5.0 (float).</text:span></text:p>
      <text:p text:style-name="P5"><text:span text:style-name="T2">2. <text:tab/>A + 2 * (3 + B) =</text:span><text:span text:style-name="T4"><text:s/>9 (int).</text:span></text:p>
      <text:p text:style-name="P5"><text:span text:style-name="T2">3. <text:tab/>3 * (A * 7 % (B // C + D * 3)) + 5 =</text:span><text:span text:style-name="T4"><text:s/>14 (int).</text:span></text:p>
      <text:p text:style-name="P5"><text:span text:style-name="T2">4. <text:tab/>6 * 5 / 10 * 2 + 10 = </text:span><text:span text:style-name="T4">16.0 (float).</text:span></text:p>
      <text:p text:style-name="P5"><text:span text:style-name="T2">5. <text:tab/>(6 * 5 )/ (10 * 2) + 10 = </text:span><text:span text:style-name="T4">11.5 (float).</text:span></text:p>
      <text:p text:style-name="P5"><text:span text:style-name="T2">6. <text:tab/>(6 * 5) /( 10 * 2 + 10) = </text:span><text:span text:style-name="T4">1.0 (float).</text:span></text:p>
      <text:p text:style-name="P5"><text:span text:style-name="T2">7. <text:tab/>(6 * 5) / (10 * (2 + 10)) =</text:span><text:span text:style-name="T4"><text:s/>0.25 (float).</text:span></text:p>
      <text:p text:style-name="P5"><text:span text:style-name="T2">8. <text:tab/>6 * 5 //( 10 * 2) + 10 = </text:span><text:span text:style-name="T4">11 (int).</text:span></text:p>
      <text:p text:style-name="P5"><text:span text:style-name="T2">9. <text:tab/>A * B / C * D = </text:span><text:span text:style-name="T4">1.0 (float)</text:span></text:p>
      <text:p text:style-name="P5"><text:span text:style-name="T2">10. <text:tab/>(A + B) (300 * (C + D)) + 17 ) % 10 = </text:span><text:span text:style-name="T4">Error.</text:span></text:p>
      <text:p text:style-name="P4"><text:span text:style-name="T3">Exercici 2: (1 punt)</text:span></text:p>
      <text:p text:style-name="P5"><text:span text:style-name="T2">Fes la taula de seguiment del següent fragment de codi (si introduïm el valor 30).</text:span></text:p>
      <text:p text:style-name="P6"><text:span text:style-name="T5"><text:tab/><text:tab/><text:tab/><text:tab/></text:span><text:span text:style-name="T2">w<text:tab/>j<text:tab/>k<text:tab/>i<text:tab/>Sortida:</text:span></text:p>
      <text:p text:style-name="P5"><text:span text:style-name="T2">1. <text:s/>w = float(input())</text:span><text:span text:style-name="T4"><text:tab/><text:tab/>30.0</text:span></text:p>
      <text:p text:style-name="P5"><text:span text:style-name="T2">2. <text:s/>j = 30<text:tab/><text:tab/><text:tab/><text:tab/></text:span><text:span text:style-name="T4">30</text:span></text:p>
      <text:p text:style-name="P5"><text:span text:style-name="T2">3. <text:s/>k = 4<text:tab/><text:tab/><text:tab/><text:tab/><text:tab/></text:span><text:span text:style-name="T4">4</text:span></text:p>
      <text:p text:style-name="P5"><text:span text:style-name="T2">4. <text:s/>i = j // k<text:tab/><text:tab/><text:tab/><text:tab/><text:tab/><text:tab/></text:span><text:span text:style-name="T4">7</text:span></text:p>
      <text:p text:style-name="P5"><text:span text:style-name="T2">5. <text:s/>w = w / k<text:tab/><text:tab/><text:tab/></text:span><text:span text:style-name="T4">7.5</text:span></text:p>
      <text:p text:style-name="P5"><text:span text:style-name="T2">6. <text:s/>k = j % k<text:tab/><text:tab/><text:tab/><text:tab/><text:tab/></text:span><text:span text:style-name="T4">2</text:span></text:p>
      <text:p text:style-name="P5"><text:span text:style-name="T2">7. <text:s/>w = w + k<text:tab/><text:tab/><text:tab/></text:span><text:span text:style-name="T4">9.5</text:span></text:p>
      <text:p text:style-name="P5"><text:span text:style-name="T2">8. <text:s/>print(w, j, k, i)<text:tab/><text:tab/><text:tab/><text:tab/><text:tab/><text:tab/></text:span><text:span text:style-name="T4">9.5, 30, 2, 7.</text:span></text:p>
      <text:p text:style-name="P4"><text:span text:style-name="T3">Exercici 3: (1.5 punts)</text:span></text:p>
      <text:p text:style-name="P5"><text:span text:style-name="T2">Em vull casar la setmana vinent i tinc un problema amb les taules i els convidats. He pensat en convidar 431 persones i m'agradaria fer taules de 12 persones. Com que els informàtics som molt metòdics i frikis, vull que a cada taula hi hagi exactament 12 convidats excepte possiblement en una taula, on hi posaré els convidats que 'sobrin'.</text:span></text:p>
      <text:p text:style-name="P5"><text:span text:style-name="T2">Vull fer un programa que em llegeixi el nombre de convidats, em digui les taules que necessitaré i de quantes persones serà la 'taula diferent'.</text:span></text:p>
      <text:p text:style-name="P5"><text:span text:style-name="T2">Fes un joc de proves i les especificacions d'entrada per a aquest programa.</text:span></text:p>
      <text:p text:style-name="P5"><text:span text:style-name="T2"/></text:p>
      <text:p text:style-name="P6"><text:span text:style-name="T2">Especificacions d'entrada:</text:span></text:p>
      <text:p text:style-name="P6"><text:span text:style-name="T2">- 1 nombre enter &gt;= 0</text:span></text:p>
      <text:p text:style-name="P6"><text:span text:style-name="T2"/></text:p>
      <text:p text:style-name="P6"><text:span text:style-name="T2"><text:s/>Joc de proves:</text:span></text:p>
      <text:p text:style-name="P6"><text:span text:style-name="T2"><text:tab/>Entrada:<text:tab/><text:tab/>Sortida:</text:span></text:p>
      <text:p text:style-name="P6"><text:span text:style-name="T2">Ex 1:<text:tab/>12<text:tab/><text:tab/><text:tab/>Taules totals = 1</text:span></text:p>
      <text:p text:style-name="P6"><text:span text:style-name="T2"><text:tab/><text:tab/><text:tab/><text:tab/>Pers taula diferent = 0</text:span></text:p>
      <text:p text:style-name="P6"><text:span text:style-name="T2">Ex 2:<text:tab/>13<text:tab/><text:tab/><text:tab/>Taules totals = 2</text:span></text:p>
      <text:p text:style-name="P6"><text:span text:style-name="T2"><text:tab/><text:tab/><text:tab/><text:tab/>Pers taula diferent = 1</text:span></text:p>
      <text:p text:style-name="P6"><text:span text:style-name="T2">Ex 3:<text:tab/>0<text:tab/><text:tab/><text:tab/>Taules totals = 0</text:span></text:p>
      <text:p text:style-name="P6"><text:span text:style-name="T2"><text:tab/><text:tab/><text:tab/><text:tab/>Pers taula diferent = 0</text:span></text:p>
      <text:p text:style-name="P4"><text:span text:style-name="T3">Exercici 4: (1.5 punts)</text:span></text:p>
      <text:p text:style-name="P5"><text:span text:style-name="T2">Volem fer un programa que simuli un rellotge. Cal que llegeixi l'hora, minut i segon per separat, i ens mostri el segon següent.</text:span></text:p>
      <text:p text:style-name="P5"><text:span text:style-name="T2">Per exemple: llegim 13, 3, 12 i em mostra 13, 3, 13</text:span></text:p>
      <text:p text:style-name="P5"><text:span text:style-name="T2">Fes un joc de proves i les especificacions d’entrada per a aquest programa.</text:span></text:p>
      <text:p text:style-name="P5"><text:span text:style-name="T2"/></text:p>
      <text:p text:style-name="P6"><text:span text:style-name="T2">Especificacions d’entrada:</text:span></text:p>
      <text:p text:style-name="P6"><text:span text:style-name="T2">- 2 nombres int &gt;= 0 i &lt;60</text:span></text:p>
      <text:p text:style-name="P6"><text:span text:style-name="T2">- 1 nombre int &gt;= 0 i &lt;24</text:span></text:p>
      <text:p text:style-name="P6"/>
      <text:p text:style-name="P6">Joc de proves:</text:p>
      <text:p text:style-name="P6"><text:span text:style-name="T6"><text:tab/></text:span>Entrada:<text:tab/><text:tab/><text:tab/>Sortida:</text:p>
      <text:p text:style-name="P6">Ex 1:<text:tab/>3h 4min 6s finals<text:tab/><text:tab/>3h 4min 7s finals</text:p>
      <text:p text:style-name="P6">Ex 2:<text:tab/>3h 4min 59s finals<text:tab/><text:tab/>3h 5min 0s finals</text:p>
      <text:p text:style-name="P6">Ex 3:<text:tab/>23h 59min 59s finals<text:tab/><text:tab/>0h 0min 0s finals</text:p>
      <text:p text:style-name="P5"/>
      <text:p text:style-name="P3"><text:span text:style-name="T3">Part pràctica (amb ordinador)</text:span></text:p>
      <text:p text:style-name="P4"><text:span text:style-name="T3">Exercici 5: (2 punts)</text:span></text:p>
      <text:p text:style-name="P5"><text:span text:style-name="T2">Fes el següent programa (el que has fet el joc de proves en l'exercici 3):</text:span></text:p>
      <text:p text:style-name="P5"><text:span text:style-name="T2">Em vull casar la setmana vinent i tinc un problema amb les taules i els convidats. He</text:span></text:p>
      <text:p text:style-name="P5"><text:span text:style-name="T2">pensat en convidar 487 persones i m'agradaria fer taules de 12. Com que els informàtics</text:span></text:p>
      <text:p text:style-name="P5"><text:span text:style-name="T2">som molt metòdics i frikis, vull que en cada taula hi hagi exactament 12 convidats excepte</text:span></text:p>
      <text:p text:style-name="P5"><text:span text:style-name="T2">possiblement una, on hi posaré els que sobrin.</text:span></text:p>
      <text:p text:style-name="P5"><text:span text:style-name="T2">Vull fer un programa que em llegeixi el nombre de convidats i em digui les taules que</text:span></text:p>
      <text:p text:style-name="P5"><text:span text:style-name="T2">necessitaré i de quantes persones serà la 'taula diferent'.</text:span></text:p>
      <text:p text:style-name="P5"><text:span text:style-name="T2">Fes un programa que s'ajusti al joc de proves i a les especificadions d'entrada que has definit en l'Exercici 3. Si decideixes canviar alguna cosa, pots fer-ho però m'ho has d'indicar a la capçalera del programa.</text:span></text:p>
      <text:p text:style-name="P5"/>
      <text:p text:style-name="P5"><text:span text:style-name="T2">Recorda que:</text:span></text:p>
      <text:p text:style-name="P5"><text:span text:style-name="T2">* Un fitxer que no s'executi farà que la nota del programa sigui un 0.</text:span></text:p>
      <text:p text:style-name="P5"><text:span text:style-name="T2">* Un fitxer sense capçalera (o amb capçalera incomplerta)farà que la nota del programa sigui un 0.</text:span></text:p>
      <text:p text:style-name="P5"><text:span text:style-name="T2">* Un programa que no s'ajusti al joc de proves que m'has presentat farà que la nota del programa sigui un 0, a no ser que m'indiquis en la capçalera del fitxer el cas que no acompleix el teu programa.</text:span></text:p>
      <text:p text:style-name="P7"/>
      <text:p text:style-name="P8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113.6</meta:generator>
  </office:meta>
</office:document-meta>
</file>